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libri" svg:font-family="Calibri"/>
  </office:font-face-decls>
  <office:automatic-styles>
    <style:style style:name="P1" style:family="paragraph" style:parent-style-name="Standard">
      <style:text-properties style:font-name="Calibri" fo:font-size="11.0pt" fo:color="#00000a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>Title: Add to Favorites</text:p>
      <text:p text:style-name="P1">Description: <text:s/>Allows the User to create a link to the Service Data of a Service they plan to utilize often.</text:p>
      <text:p text:style-name="P1">Pre-conditions:</text:p>
      <text:p text:style-name="P1"><text:tab/><text:tab/>The App is open and has focus.</text:p>
      <text:p text:style-name="P1"><text:tab/><text:tab/>The App is displaying the Service Results Screen with the Service Data of a Service.</text:p>
      <text:p text:style-name="P1"/>
      <text:p text:style-name="P1">Post-conditions:</text:p>
      <text:p text:style-name="P1"><text:tab/>•<text:tab/>The App displays the Favorites Screen showing a the User’s favorite Services including the newly added Service.</text:p>
      <text:p text:style-name="P1"/>
      <text:p text:style-name="P1">Actors:</text:p>
      <text:p text:style-name="P1"><text:tab/><text:tab/>User</text:p>
      <text:p text:style-name="P1"><text:tab/><text:tab/>App</text:p>
      <text:p text:style-name="P1"/>
      <text:p text:style-name="P1">Main Success Scenario: </text:p>
      <text:p text:style-name="P1"><text:tab/>1.<text:tab/>The User presses the Add to Favorites Button.</text:p>
      <text:p text:style-name="P1"><text:tab/>2.<text:tab/>The App displays a Prompt that asks the User if they would like to confirm.</text:p>
      <text:p text:style-name="P1"><text:tab/>3.<text:tab/>The User presses on the Prompt's yes button.</text:p>
      <text:p text:style-name="P1"><text:tab/>4.<text:tab/>The App sets the Favorites Flag to true for the Service Data in the Service Database to be displayed on the User’s Favorites Screen.</text:p>
      <text:p text:style-name="P1"><text:tab/>5.<text:tab/>The App pulls all Service List Items from the Service Database with a Favorites Flag set to true.</text:p>
      <text:p text:style-name="P1"><text:tab/>6.<text:tab/>The App displays the Favorites Screen showing all the User’s Favorite Service List Items.</text:p>
      <text:p text:style-name="P1"/>
      <text:p text:style-name="P1">Alternate Flow 1:</text:p>
      <text:p text:style-name="P1">3A. <text:s text:c="2"/>The User presses on the Prompt's no button.</text:p>
      <text:p text:style-name="P1">4A. <text:s text:c="2"/>The App displays the Favorites Screen.</text:p>
      <text:p text:style-name="P1"/>
      <text:p text:style-name="P1"/>
      <text:p text:style-name="P1">Alternate Flow 2: </text:p>
      <text:p text:style-name="P1">1B. <text:s text:c="2"/>The App receives an interrupt signal from the operating system and loses focus.</text:p>
      <text:p text:style-name="P1">2B. <text:s text:c="2"/>The App regains focus and resumes at the step where it had lost focu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